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Tahoma" svg:font-family="Tahoma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1pt" style:font-size-asian="11pt" style:font-size-complex="11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Heading_20_5">
      <style:paragraph-properties fo:text-align="justify" style:justify-single-word="false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1pt" style:font-size-asian="11pt" style:font-size-complex="11pt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1pt" style:font-size-asian="11pt" style:font-size-complex="11pt"/>
    </style:style>
    <style:style style:name="P8" style:family="paragraph" style:parent-style-name="Standard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9" style:family="paragraph" style:parent-style-name="Standard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10" style:family="paragraph" style:parent-style-name="Standard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11" style:family="paragraph" style:parent-style-name="Standard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12" style:family="paragraph" style:parent-style-name="Standard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13" style:family="paragraph" style:parent-style-name="Standard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14" style:family="paragraph" style:parent-style-name="Standard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16" style:family="paragraph" style:parent-style-name="Standard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17" style:family="paragraph" style:parent-style-name="Standard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18" style:family="paragraph" style:parent-style-name="Standard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19" style:family="paragraph" style:parent-style-name="Standard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20" style:family="paragraph" style:parent-style-name="Standard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21" style:family="paragraph" style:parent-style-name="Standard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22" style:family="paragraph" style:parent-style-name="Heading_20_1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Travail d'un morceau de musique (2)</text:h>
      <text:h text:style-name="P5" text:outline-level="5">Objectif :</text:h>
      <text:p text:style-name="P3">Travailler un morceau de musique transcrit en essayant d'identifier à chaque étape un éventuel problème ou blocage.</text:p>
      <text:h text:style-name="P5" text:outline-level="5">Matériel :</text:h>
      <text:list text:style-name="L1">
        <text:list-item>
          <text:p text:style-name="P6">à l'extérieur, un Walkman (laisser l'oreille droite libre), l'autoradio (à l'arrêt...), la musique qui passe dans un supermarché, ...</text:p>
        </text:list-item>
        <text:list-item>
          <text:p text:style-name="P6">chez soi, une chaîne, l'ordinateur (pas de casque) et son instrument.</text:p>
        </text:list-item>
      </text:list>
      <text:h text:style-name="P5" text:outline-level="5">Routine de travail :</text:h>
      <text:p text:style-name="P4"/>
      <text:p text:style-name="P4">Sans l'instrument,<text:span text:style-name="T3"> pendant tout le morceau :</text:span></text:p>
      <text:p text:style-name="P4"/>
      <text:list text:style-name="L2">
        <text:list-item>
          <text:p text:style-name="P8">sur la musique,</text:p>
          <text:list>
            <text:list-item>
              <text:p text:style-name="P8">taper le « <text:span text:style-name="T1">1</text:span> 2 3 4 » sur une partie du morceau,</text:p>
            </text:list-item>
            <text:list-item>
              <text:p text:style-name="P8">taper « <text:span text:style-name="T4">1</text:span> 2 3 4 » aux doigts sur l'autre partie,</text:p>
            </text:list-item>
          </text:list>
        </text:list-item>
        <text:list-item>
          <text:p text:style-name="P8">sur la musique et dire (chanter) les notes à jouer et</text:p>
          <text:list>
            <text:list-item>
              <text:p text:style-name="P8">taper le « <text:span text:style-name="T1">1</text:span> 2 3 4 »,</text:p>
            </text:list-item>
            <text:list-item>
              <text:p text:style-name="P8">taper « <text:span text:style-name="T4">1</text:span> 2 3 4 » aux doigts.</text:p>
            </text:list-item>
          </text:list>
        </text:list-item>
      </text:list>
      <text:p text:style-name="P4"/>
      <text:p text:style-name="P4">Avec l'instrument,<text:span text:style-name="T3"> pendant tout le morceau :</text:span></text:p>
      <text:p text:style-name="P4"/>
      <text:list text:style-name="L2" text:continue-numbering="true">
        <text:list-item>
          <text:p text:style-name="P8">sur la musique, jouer les paliers (ou les notes du riff) « en étouffé » en comptant à voix haute (les yeux sont sur la main droite),</text:p>
          <text:list>
            <text:list-item>
              <text:p text:style-name="P8">sur la corde de LA,</text:p>
            </text:list-item>
            <text:list-item>
              <text:p text:style-name="P8">sur les « bonnes » cordes,</text:p>
            </text:list-item>
          </text:list>
        </text:list-item>
        <text:list-item>
          <text:p text:style-name="P8">sur la musique, jouer les paliers (ou les notes du riff) en disant (chantant) le nom des notes jouées (les yeux sont sur la main gauche)</text:p>
          <text:list>
            <text:list-item>
              <text:p text:style-name="P8">en bas de manche (avec le maximum de cordes à vide),</text:p>
            </text:list-item>
            <text:list-item>
              <text:p text:style-name="P8">uniquement sur la corde de MI (préférer la case XII à la corde à vide),</text:p>
            </text:list-item>
            <text:list-item>
              <text:p text:style-name="P8">uniquement sur la corde de LA (préférer la case XII à la corde à vide).</text:p>
            </text:list-item>
          </text:list>
        </text:list-item>
      </text:list>
      <text:p text:style-name="P3"/>
      <text:p text:style-name="P4"><text:span text:style-name="T2">Pour finir, a</text:span><text:span text:style-name="T3">vec l'instrument, pendant tout le morceau :</text:span></text:p>
      <text:p text:style-name="P3"/>
      <text:list text:style-name="L2" text:continue-numbering="true">
        <text:list-item>
          <text:p text:style-name="P8">jouer du mieux possible le morceau.</text:p>
        </text:list-item>
      </text:list>
      <text:p text:style-name="P3"/>
      <text:p text:style-name="P3">Les pieds battent à la noire quelle que soit l'étape de travail ; sans contexte rythmique, le travail sera peu profit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Tahoma" svg:font-family="Tahoma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Arial" fo:font-size="12pt" fo:language="fr" fo:country="FR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encadré" style:family="paragraph" style:parent-style-name="Standard" style:class="text">
      <style:paragraph-properties fo:margin-left="2cm" fo:margin-right="2cm" fo:margin-top="0.499cm" fo:margin-bottom="0.499cm" fo:text-align="justify" style:justify-single-word="false" fo:text-indent="0cm" style:auto-text-indent="false" fo:background-color="#c0c0c0" fo:padding-left="0.049cm" fo:padding-right="0.499cm" fo:padding-top="0.15cm" fo:padding-bottom="0.101cm" fo:border="0.018cm solid #000000" style:shadow="#808080 0.18cm 0.18cm">
        <style:tab-stops/>
        <style:background-image/>
      </style:paragraph-properties>
      <style:text-properties fo:font-size="10pt" style:font-size-asian="10pt" style:font-size-complex="10pt"/>
    </style:style>
    <style:style style:name="Numbering_20_Symbols" style:display-name="Numbering Symbols" style:family="text">
      <style:text-properties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11pt" style:font-size-asian="11pt" style:font-size-complex="11pt"/>
    </style:style>
    <style:style style:name="P2" style:family="paragraph" style:parent-style-name="Footer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span text:style-name="T1">MORCEAU</text:span> – travail du morceau (2)</text:p>
      </style:header>
      <style:footer>
        <text:p text:style-name="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7-06-18T11:56:21</meta:creation-date>
    <dc:creator>* *</dc:creator>
    <dc:date>2008-05-31T13:20:51</dc:date>
    <meta:printed-by>* *</meta:printed-by>
    <meta:print-date>2008-05-31T10:18:06</meta:print-date>
    <meta:editing-cycles>64</meta:editing-cycles>
    <meta:editing-duration>PT5H12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7" meta:word-count="257" meta:character-count="1448"/>
  </office:meta>
</office:document-meta>
</file>